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X_i</text:p>
          </table:table-cell>
          <table:table-cell office:value-type="string" calcext:value-type="string">
            <text:p>Beta * X_i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0.061022" calcext:value-type="float">
            <text:p>0.061022</text:p>
          </table:table-cell>
          <table:table-cell office:value-type="float" office:value="65" calcext:value-type="float">
            <text:p>65</text:p>
          </table:table-cell>
          <table:table-cell table:formula="of:=[.B3]*[.C3]" office:value-type="float" office:value="3.96643" calcext:value-type="float">
            <text:p>3.96643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0.6465" calcext:value-type="float">
            <text:p>0.646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6465" calcext:value-type="float">
            <text:p>0.6465</text:p>
          </table:table-cell>
        </table:table-row>
        <table:table-row table:style-name="ro1">
          <table:table-cell office:value-type="string" calcext:value-type="string">
            <text:p>Ccavg</text:p>
          </table:table-cell>
          <table:table-cell office:value-type="float" office:value="0.157995" calcext:value-type="float">
            <text:p>0.157995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2</text:p>
          </table:table-cell>
          <table:table-cell office:value-type="float" office:value="3.795839" calcext:value-type="float">
            <text:p>3.795839</text:p>
          </table:table-cell>
          <table:table-cell office:value-type="float" office:value="0" calcext:value-type="float">
            <text:p>0</text:p>
          </table:table-cell>
          <table:table-cell table:formula="of:=[.B6]*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3</text:p>
          </table:table-cell>
          <table:table-cell office:value-type="float" office:value="3.881894" calcext:value-type="float">
            <text:p>3.881894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.881894" calcext:value-type="float">
            <text:p>3.881894</text:p>
          </table:table-cell>
        </table:table-row>
        <table:table-row table:style-name="ro1">
          <table:table-cell office:value-type="string" calcext:value-type="string">
            <text:p>Securities 1</text:p>
          </table:table-cell>
          <table:table-cell office:value-type="float" office:value="-0.888602" calcext:value-type="float">
            <text:p>-0.888602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CD 1</text:p>
          </table:table-cell>
          <table:table-cell office:value-type="float" office:value="3.847597" calcext:value-type="float">
            <text:p>3.84759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3.847597" calcext:value-type="float">
            <text:p>3.847597</text:p>
          </table:table-cell>
        </table:table-row>
        <table:table-row table:style-name="ro1">
          <table:table-cell office:value-type="string" calcext:value-type="string">
            <text:p>Online 1</text:p>
          </table:table-cell>
          <table:table-cell office:value-type="float" office:value="-0.728666" calcext:value-type="float">
            <text:p>-0.728666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CC </text:p>
          </table:table-cell>
          <table:table-cell office:value-type="float" office:value="-1.003529" calcext:value-type="float">
            <text:p>-1.003529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mmation</text:p>
          </table:table-cell>
          <table:table-cell table:formula="of:=SUM([.D2:.D11])" office:value-type="float" office:value="-0.657578999999998" calcext:value-type="float">
            <text:p>-0.65757899999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DDS</text:p>
          </table:table-cell>
          <table:table-cell table:formula="of:=EXP([.D12])" office:value-type="float" office:value="0.51810414749072" calcext:value-type="float">
            <text:p>0.51810414749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3:16:18.026071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22:22.077524177</meta:creation-date>
    <dc:date>2020-10-29T13:17:20.160778309</dc:date>
    <meta:editing-duration>PT1H10M14S</meta:editing-duration>
    <meta:editing-cycles>4</meta:editing-cycles>
    <meta:generator>LibreOffice/6.4.6.2$Linux_X86_64 LibreOffice_project/40$Build-2</meta:generator>
    <meta:document-statistic meta:table-count="1" meta:cell-count="47" meta:object-count="0"/>
  </office:meta>
</office:document-meta>
</file>